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BeanConverter.convert( TestBean 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directAttributesModelMapTests.p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Tests.addAttribute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AttributesModelMapTests.addAttributeCustom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AttributesModelMapTests.mergeAttribu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edirectAttributesModelMapTests.addAttributePrimitiv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directAttributesModelMapTests.addAttributes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AttributesModelMapTests.addAllAttributes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directAttributesModelMapTests.pu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RedirectAttributesModelMap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directAttributesModelMapTests.addAttribute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